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only knew to ring:</text:p>
      <text:p text:style-name="Normal">*RIIIIIIIING RIIIIII-tap* and it would have kept on ringing, had it not been for her. Now it stood still and silent, waiting for the next day to come, when it would once again resound throughout her room in order to wake her up. That was the sole purpose of its existence.</text:p>
      <text:p text:style-name="Normal">“...” </text:p>
      <text:p text:style-name="Normal">She thought about it for a second. That may have been the only reason it was around, but at the very least it had one, and as she looked at, <text:span text:style-name="T1">「I'm jealous,」 </text:span>she lied. Somewhere deep down though, she did wish she were jealous. The clock pointed at a little past 7AM.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She just lie in bed doing nothing in particular. </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kinder, and they understood her a lot better than reality or anything that was real, so it was only natural that she wanted to spend more time with her head in the clouds than with her feet on the ground.</text:p>
      <text:p text:style-name="Normal">“...”</text:p>
      <text:p text:style-name="Normal">... There might have been a lie in that last sentence. </text:p>
      <text:p text:style-name="Normal">“...”</text:p>
      <text:p text:style-name="Normal">There just might be someone who understood her well, here on Earth. At least, that's what she thought, she could never really tell what that person was really thinking. But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you a little longer. <text:span text:style-name="T1">「... It's like I'm always thinking about you... Did you know? In my dreams, you think about me too sometimes...」 W</text:span>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 </text:p>
      <text:p text:style-name="Normal">“...”</text:p>
      <text:p text:style-name="Normal">Did she not? There might have been a lie in that last sentence too, and deep down, she knew that. Right now though, she wasn't in the mood to think about it.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Then, 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bout a second ago),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 text:c="1"/><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aking care of it; thinking about it this way, she smiled.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desperately fumbling around in search of light. Of course, the heart was hers, as for the buds, they were the foolish feelings she had developed. Would they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text:span text:style-name="T1">'</text:span>s rays were getting stronger, and they revealed the mirror that stood next to her wardrobe; she<text:span text:style-name="T1">'</text:span>d ignored it on purpose until now, for fear of what it might have reflected in the dark, but with all the light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while the alarm clocks were desperately ringing. That sounded like a fun world. But despite not living in that world, she could still smell the familiar smell of past eight. <text:span text:style-name="T1">「How strange.」 </text:span></text:p>
      <text:p text:style-name="Normal">“The familiar smell of past eight...” she repeated, half of her mind wandering off on some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ing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the corner her eyes confirmed what her always already knew: she was too late for the bus. So, finally catching her breath, she slowed down to a walk, until she stopped entirely, panting. She let her knees bend and her hands fall on them, the rest of her upper body now resting its entire weight on her arms. A drop of sweat flowed down from her forehead, and it fell into a small puddle below her. The puddle was by no means deep or opaque, but by some trick of light, there was her reflection in it. </text:p>
      <text:p text:style-name="Normal"><text:span text:style-name="T1">「Say, how much longer are we going to pretend play? I'm sick of it,」 </text:span>it said.</text:p>
      <text:p text:style-name="Normal">She closed her eyes, ignored it, and walked to the bus stop. And so, today too began on a sour note.</text:p>
      <text:p text:style-name="Normal"/>
      <text:p text:style-name="P2">...</text:p>
      <text:p text:style-name="Normal">The water felt ice cold on her face, and it felt equally col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today's classes had started not all that long ago relatively speaking, she should be alone for a while. </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 For some reason she couldn't explain, she was glad it never change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